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,Bold" svg:font-family="'Times New Roman,Bold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3a6" officeooo:paragraph-rsid="000473a6"/>
    </style:style>
    <style:style style:name="P2" style:family="paragraph" style:parent-style-name="Text_20_body">
      <style:text-properties style:font-name="Times New Roman,Bold" fo:font-size="9pt" officeooo:rsid="000473a6" officeooo:paragraph-rsid="000473a6"/>
    </style:style>
    <style:style style:name="P3" style:family="paragraph" style:parent-style-name="Text_20_body">
      <style:text-properties style:font-name="Times New Roman,Bold" fo:font-size="9pt" officeooo:rsid="0007bca2" officeooo:paragraph-rsid="0007bca2"/>
    </style:style>
    <style:style style:name="P4" style:family="paragraph" style:parent-style-name="Text_20_body">
      <style:text-properties officeooo:paragraph-rsid="000473a6"/>
    </style:style>
    <style:style style:name="P5" style:family="paragraph" style:parent-style-name="Text_20_body">
      <style:text-properties officeooo:rsid="0007bca2" officeooo:paragraph-rsid="0007bca2"/>
    </style:style>
    <style:style style:name="P6" style:family="paragraph" style:parent-style-name="Text_20_body">
      <style:text-properties officeooo:rsid="0009b585" officeooo:paragraph-rsid="0009b585"/>
    </style:style>
    <style:style style:name="P7" style:family="paragraph" style:parent-style-name="Text_20_body">
      <style:text-properties officeooo:rsid="000a35d1" officeooo:paragraph-rsid="000a35d1"/>
    </style:style>
    <style:style style:name="P8" style:family="paragraph" style:parent-style-name="Text_20_body">
      <style:text-properties officeooo:rsid="000b3e53" officeooo:paragraph-rsid="000b3e53"/>
    </style:style>
    <style:style style:name="T1" style:family="text">
      <style:text-properties fo:font-variant="normal" fo:text-transform="none" fo:color="#252525" style:font-name="sans-serif" fo:font-size="8.85000038146973pt" fo:letter-spacing="normal" fo:font-style="normal" fo:font-weight="bold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style:font-name="Times New Roman,Bold" fo:font-size="9pt" officeooo:rsid="00047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tum computing Encryption Algorithms</text:p>
      <text:p text:style-name="P1"/>
      <text:p text:style-name="P1">Shor's Algorithm</text:p>
      <text:p text:style-name="P1"><text:tab/><text:a xlink:type="simple" xlink:href="https://en.wikipedia.org/wiki/Shor's_algorithm" text:style-name="Internet_20_link" text:visited-style-name="Visited_20_Internet_20_Link">https://en.wikipedia.org/wiki/Shor's_algorithm</text:a></text:p>
      <text:p text:style-name="P1"/>
      <text:p text:style-name="P2">BB84 </text:p>
      <text:p text:style-name="P3">https://en.wikipedia.org/wiki/BB84</text:p>
      <text:p text:style-name="P4"><text:span text:style-name="T3"><text:tab/></text:span><text:span text:style-name="T1">no-cloning theorem</text:span><text:span text:style-name="T2"> </text:span></text:p>
      <text:p text:style-name="P2">B92 </text:p>
      <text:p text:style-name="P3">http://www.cki.au.dk/experiment/qrypto/doc/QuCrypt/b92coding.html</text:p>
      <text:p text:style-name="P2">EPR </text:p>
      <text:p text:style-name="P5"><text:a xlink:type="simple" xlink:href="https://en.wikipedia.org/wiki/EPR_paradox" text:style-name="Internet_20_link" text:visited-style-name="Visited_20_Internet_20_Link">https://en.wikipedia.org/wiki/EPR_paradox</text:a></text:p>
      <text:p text:style-name="P5"/>
      <text:p text:style-name="P6"><text:a xlink:type="simple" xlink:href="http://www.wired.co.uk/article/quantum-computers-quantum-security-encryption" text:style-name="Internet_20_link" text:visited-style-name="Visited_20_Internet_20_Link">http://www.wired.co.uk/article/quantum-computers-quantum-security-encryption</text:a></text:p>
      <text:p text:style-name="P6">easy to understand article on QC</text:p>
      <text:p text:style-name="P7">post quantum computers and cryptology</text:p>
      <text:p text:style-name="P6"><text:a xlink:type="simple" xlink:href="https://en.wikipedia.org/wiki/Post-quantum_cryptography" text:style-name="Internet_20_link" text:visited-style-name="Visited_20_Internet_20_Link">https://en.wikipedia.org/wiki/Post-quantum_cryptography</text:a></text:p>
      <text:p text:style-name="P6"/>
      <text:p text:style-name="P7">article on shor's theroem</text:p>
      <text:p text:style-name="P7"><text:a xlink:type="simple" xlink:href="https://www.quora.com/How-does-Shors-algorithm-work-in-laymans-terms" text:style-name="Internet_20_link" text:visited-style-name="Visited_20_Internet_20_Link">https://www.quora.com/How-does-Shors-algorithm-work-in-laymans-terms</text:a></text:p>
      <text:p text:style-name="P7"/>
      <text:p text:style-name="P7">breaks out shor's algorithm by steps</text:p>
      <text:p text:style-name="P7"><text:a xlink:type="simple" xlink:href="http://www.dhushara.com/book/quantcos/qcompu/shor/s.htm" text:style-name="Internet_20_link" text:visited-style-name="Visited_20_Internet_20_Link">http://www.dhushara.com/book/quantcos/qcompu/shor/s.htm</text:a></text:p>
      <text:p text:style-name="P7"/>
      <text:p text:style-name="P8">How will quantum computing solve the RSA proble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,Bold" svg:font-family="'Times New Roman,Bold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4:14:22.572019000</meta:creation-date>
    <dc:date>2017-03-04T15:08:41.738890000</dc:date>
    <meta:editing-duration>P1DT1H49M45S</meta:editing-duration>
    <meta:editing-cycles>1</meta:editing-cycles>
    <meta:document-statistic meta:table-count="0" meta:image-count="0" meta:object-count="0" meta:page-count="1" meta:paragraph-count="19" meta:word-count="48" meta:character-count="708" meta:non-whitespace-character-count="673"/>
    <meta:generator>LibreOffice/5.0.2.2$MacOSX_X86_64 LibreOffice_project/37b43f919e4de5eeaca9b9755ed688758a8251fe</meta:generator>
  </office:meta>
</office:document-meta>
</file>